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in" style:contextual-spacing="false"/>
    </style:style>
    <style:style style:name="P2" style:family="paragraph" style:parent-style-name="Text_20_body">
      <style:paragraph-properties fo:margin-left="0.5in" fo:margin-top="0.0398in" fo:margin-bottom="0in" style:contextual-spacing="false" fo:text-indent="0in" style:auto-text-indent="false"/>
    </style:style>
    <style:style style:name="P3" style:family="paragraph" style:parent-style-name="Standard" style:list-style-name="WWNum1"/>
    <style:style style:name="P4" style:family="paragraph" style:parent-style-name="Text_20_body" style:list-style-name="WWNum1">
      <style:paragraph-properties fo:margin-top="0.0398in" fo:margin-bottom="0in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sub 58%" fo:font-size="14pt" style:font-size-asian="14pt" style:font-size-complex="14pt"/>
    </style:style>
    <style:style style:name="T9" style:family="text">
      <style:text-properties style:text-position="sub 58%"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style:text-position="0% 100%" fo:font-size="14pt" fo:language="en" fo:country="US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чи на списки</text:p>
      <text:p text:style-name="Standard"/>
      <text:list text:style-name="WWNum1">
        <text:list-item>
          <text:p text:style-name="P3">Организовать ввод элементов массива с клавиатуры. Размер массива также должен задаваться пользователем. Введённый массив вывести на экран.</text:p>
        </text:list-item>
        <text:list-item>
          <text:p text:style-name="P3">Создать массив случайного размера, состоящий из случайных целых чисел в заданном диапазоне.</text:p>
        </text:list-item>
        <text:list-item>
          <text:p text:style-name="P4">Заполнить массив случайным образом нулями и единицами так, чтобы количество единиц было в точности <text:span text:style-name="T1">равно </text:span>количеству нулей.</text:p>
        </text:list-item>
        <text:list-item>
          <text:p text:style-name="P4">Дан массив <text:span text:style-name="T2">A</text:span> из<text:span text:style-name="T3"> </text:span><text:span text:style-name="T2">2</text:span><text:span text:style-name="T3">n</text:span> элементов. <text:span text:style-name="T1">Вычислить</text:span> <text:span text:style-name="T4">A</text:span><text:span text:style-name="T7">1</text:span><text:span text:style-name="T5">−</text:span><text:bookmark text:name="MathJax-Span-21"/><text:span text:style-name="T4">A</text:span><text:span text:style-name="T7">2</text:span><text:bookmark text:name="MathJax-Span-22"/><text:span text:style-name="T8"> </text:span><text:span text:style-name="T5">+</text:span><text:bookmark text:name="MathJax-Span-24"/><text:bookmark text:name="MathJax-Span-23"/><text:span text:style-name="T5"> </text:span><text:bookmark text:name="MathJax-Span-25"/><text:span text:style-name="T4">A</text:span><text:span text:style-name="T7">3</text:span><text:bookmark text:name="MathJax-Span-26"/><text:span text:style-name="T6">−</text:span><text:bookmark text:name="MathJax-Span-27"/><text:span text:style-name="T4">A</text:span><text:span text:style-name="T9">4</text:span><text:span text:style-name="T10"> + </text:span><text:span text:style-name="T6">…</text:span><text:bookmark text:name="MathJax-Span-28"/><text:span text:style-name="T6"> </text:span><text:bookmark text:name="MathJax-Span-30"/><text:bookmark text:name="MathJax-Span-29"/><text:span text:style-name="T4">+</text:span><text:bookmark text:name="MathJax-Span-33"/><text:bookmark text:name="MathJax-Span-32"/><text:bookmark text:name="MathJax-Span-31"/><text:span text:style-name="T4">A</text:span><text:span text:style-name="T9">2</text:span><text:span text:style-name="T7">n</text:span><text:bookmark text:name="MathJax-Span-34"/><text:span text:style-name="T7">−</text:span><text:bookmark text:name="MathJax-Span-35"/><text:span text:style-name="T7">1</text:span><text:bookmark text:name="MathJax-Span-36"/><text:span text:style-name="T7"> </text:span><text:span text:style-name="T6">+</text:span><text:bookmark text:name="MathJax-Span-38"/><text:bookmark text:name="MathJax-Span-37"/><text:span text:style-name="T6"> </text:span><text:span text:style-name="T4">A</text:span><text:bookmark text:name="MathJax-Span-39"/><text:span text:style-name="T9">2</text:span><text:span text:style-name="T7">n</text:span><text:span text:style-name="T5">.</text:span></text:p>
        </text:list-item>
        <text:list-item>
          <text:p text:style-name="P4">Дан массив и число <text:bookmark text:name="MathJax-Span-121"/><text:bookmark text:name="MathJax-Span-120"/><text:bookmark text:name="MathJax-Span-119"/><text:bookmark text:name="MathJax-Element-8-Frame"/><text:span text:style-name="T3">p</text:span>. Найти два различных числа в массиве, сумма которых наиболее близка к <text:bookmark text:name="MathJax-Span-124"/><text:bookmark text:name="MathJax-Span-123"/><text:bookmark text:name="MathJax-Span-122"/><text:bookmark text:name="MathJax-Element-9-Frame"/><text:span text:style-name="T3">p</text:span>.</text:p>
        </text:list-item>
        <text:list-item>
          <text:p text:style-name="P4">Дан массив чисел. Заменить каждый элемент с чётным индексом на соседний слева элемент.</text:p>
        </text:list-item>
        <text:list-item>
          <text:p text:style-name="P4">Дан массив. Поменять местами наибольший и наименьший элементы массива.</text:p>
        </text:list-item>
        <text:list-item>
          <text:p text:style-name="P4">Даны два массива. Сформировать третий массив, состоящий из тех элементов, которые присутствуют в обоих массивах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имвол_20_нумерации" style:display-name="Символ нумерации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98in" fo:margin-bottom="0.6898in" fo:margin-left="0.7874in" fo:margin-right="0.5492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05:46:00</meta:creation-date>
    <meta:initial-creator>Пользователь</meta:initial-creator>
    <dc:language>ru-RU</dc:language>
    <dc:date>2025-11-10T07:16:08.339006791</dc:date>
    <meta:editing-cycles>20</meta:editing-cycles>
    <meta:editing-duration>PT6H2M1S</meta:editing-duration>
    <meta:generator>LibreOffice/24.2.7.2$Linux_X86_64 LibreOffice_project/420$Build-2</meta:generator>
    <meta:document-statistic meta:table-count="0" meta:image-count="0" meta:object-count="0" meta:page-count="1" meta:paragraph-count="9" meta:word-count="126" meta:character-count="814" meta:non-whitespace-character-count="70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